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ReadRequestPacket.TFTPReadRequestPacket( InetAddress destination , int port , String filename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ReadRequestPacket.TFTPReadRequestPacket( DatagramPacket data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